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6.711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744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9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1" style:family="table-cell" style:parent-style-name="Default">
      <style:text-properties style:font-name="Arundina Sans" fo:font-size="10pt" style:font-size-asian="10pt" style:font-size-complex="10pt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undina Sans" fo:font-size="10pt" style:font-size-asian="10pt" style:font-size-complex="10pt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ext-properties style:font-name="Arundina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style:rotation-align="none"/>
      <style:text-properties fo:color="#facd4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font-name="Arundina Sans" fo:font-size="10pt" style:text-underline-style="none" style:font-size-asian="10pt" style:font-size-complex="10pt"/>
    </style:style>
    <style:style style:name="ce57" style:family="table-cell" style:parent-style-name="Default">
      <style:text-properties style:font-name="Arundina Sans"/>
    </style:style>
    <style:style style:name="ce51" style:family="table-cell" style:parent-style-name="Default">
      <style:table-cell-properties style:vertical-align="top"/>
      <style:text-properties style:font-name="Arundina Sans"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/>
      <style:text-properties style:text-underline-style="none"/>
    </style:style>
    <style:style style:name="ce6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wrap-option="wrap"/>
      <style:text-properties style:font-name="Arundina Sans" fo:font-size="10pt" style:text-underline-style="none" style:font-size-asian="10pt" style:font-size-complex="10pt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Sec Doc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56"/>
        <table:table-column table:style-name="co8" table:default-cell-style-name="ce57"/>
        <table:table-column table:style-name="co8" table:default-cell-style-name="ce62"/>
        <table:table-column table:style-name="co9" table:default-cell-style-name="ce62"/>
        <table:table-column table:style-name="co10" table:number-columns-repeated="2" table:default-cell-style-name="ce62"/>
        <table:table-column table:style-name="co11" table:default-cell-style-name="ce62"/>
        <table:table-column table:style-name="co10" table:number-columns-repeated="2" table:default-cell-style-name="ce62"/>
        <table:table-column table:style-name="co12" table:number-columns-repeated="16369" table:default-cell-style-name="ce31"/>
        <table:table-row table:style-name="ro1">
          <table:table-cell/>
          <table:table-cell table:style-name="ce34" office:value-type="string" calcext:value-type="string">
            <text:p>Spaces to _</text:p>
          </table:table-cell>
          <table:table-cell table:style-name="ce37" office:value-type="string" calcext:value-type="string">
            <text:p>Paste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/>
          <table:table-cell table:style-name="ce35" table:formula="of:=SUBSTITUTE([.C2]; &quot; &quot;; &quot;_&quot;)" office:value-type="string" office:string-value="NIST_SP_800-226" calcext:value-type="string">
            <text:p>NIST_SP_800-226</text:p>
          </table:table-cell>
          <table:table-cell office:value-type="string" calcext:value-type="string">
            <text:p>NIST SP 800-226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 table:style-name="ce32" table:formula="of:=SUBSTITUTE([.B3]; &quot; &quot;; &quot;_&quot;)">
            <text:p/>
          </table:table-cell>
          <table:table-cell table:style-name="ce35"/>
          <table:table-cell table:style-name="ce38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2">
          <table:table-cell table:style-name="ce33" table:formula="of:=COUNTA([.B5:.B207])" office:value-type="float" office:value="84" calcext:value-type="float">
            <text:p>84</text:p>
          </table:table-cell>
          <table:table-cell table:style-name="ce34" office:value-type="string" calcext:value-type="string">
            <text:p>DocID</text:p>
          </table:table-cell>
          <table:table-cell table:style-name="ce10" office:value-type="string" calcext:value-type="string">
            <text:p>Title</text:p>
          </table:table-cell>
          <table:table-cell table:style-name="ce34" office:value-type="string" calcext:value-type="string">
            <text:p>Publisher</text:p>
          </table:table-cell>
          <table:table-cell table:style-name="ce17" office:value-type="string" calcext:value-type="string">
            <text:p>Version</text:p>
          </table:table-cell>
          <table:table-cell table:style-name="ce25" office:value-type="string" calcext:value-type="string">
            <text:p>Date</text:p>
          </table:table-cell>
          <table:table-cell table:style-name="ce34" office:value-type="string" calcext:value-type="string">
            <text:p>License</text:p>
          </table:table-cell>
          <table:table-cell table:style-name="ce51" office:value-type="string" calcext:value-type="string">
            <text:p>Tags</text:p>
          </table:table-cell>
          <table:table-cell table:style-name="ce10" office:value-type="string" calcext:value-type="string">
            <text:p>Website</text:p>
          </table:table-cell>
          <table:table-cell table:style-name="ce10" office:value-type="string" calcext:value-type="string">
            <text:p>Downloads</text:p>
          </table:table-cell>
          <table:table-cell table:style-name="ce10" office:value-type="string" calcext:value-type="string">
            <text:p>PDF</text:p>
          </table:table-cell>
          <table:table-cell table:style-name="ce10" office:value-type="string" calcext:value-type="string">
            <text:p>CSV</text:p>
          </table:table-cell>
          <table:table-cell table:style-name="ce10" office:value-type="string" calcext:value-type="string">
            <text:p>DOCX</text:p>
          </table:table-cell>
          <table:table-cell table:style-name="ce10" office:value-type="string" calcext:value-type="string">
            <text:p>XLSX</text:p>
          </table:table-cell>
          <table:table-cell table:style-name="ce10" office:value-type="string" calcext:value-type="string">
            <text:p>Git</text:p>
          </table:table-cell>
          <table:table-cell table:style-name="ce65" table:number-columns-repeated="15"/>
          <table:table-cell table:style-name="Default" table:number-columns-repeated="16354"/>
        </table:table-row>
        <table:table-row table:style-name="ro3">
          <table:table-cell/>
          <table:table-cell table:style-name="ce35" office:value-type="string" calcext:value-type="string">
            <text:p>BIL_40126_2023-01_HIGH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HIGH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High%20Risk.docx" xlink:type="simple">https://www.energy.gov/sites/default/files/2023-05/EXEC-2022-008113%20-%20Cybersecurity%20Plan%20Templates_High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LOW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LOW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Low%20Risk.docx" xlink:type="simple">https://www.energy.gov/sites/default/files/2023-05/EXEC-2022-008113%20-%20Cybersecurity%20Plan%20Templates_Low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MED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MED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Medium%20Risk.docx" xlink:type="simple">https://www.energy.gov/sites/default/files/2023-05/EXEC-2022-008113%20-%20Cybersecurity%20Plan%20Templates_Medium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2.1</text:p>
          </table:table-cell>
          <table:table-cell table:style-name="ce40" office:value-type="string" calcext:value-type="string">
            <text:p>Cybersecurity Capability Maturity Model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.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energy.gov/ceser/cybersecurity-capability-maturity-model-c2m2" xlink:type="simple">https://www.energy.gov/ceser/cybersecurity-capability-maturity-model-c2m2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2-06/C2M2%20Version%202.1%20June%202022.pdf" xlink:type="simple">https://www.energy.gov/sites/default/files/2022-06/C2M2%20Version%202.1%20June%2020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TO_NIST_FW_MAP</text:p>
          </table:table-cell>
          <table:table-cell table:style-name="ce40" office:value-type="string" calcext:value-type="string">
            <text:p>Cybersecurity Capability Maturity Model to NIST Cybersecurity Framework Mapping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23-0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nccoe.nist.gov/news-insights/cybersecurity-capability-maturity-model-nist-cybersecurity-framework-mapping" xlink:type="simple">https://www.nccoe.nist.gov/news-insights/cybersecurity-capability-maturity-model-nist-cybersecurity-framework-mapping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CSC_8</text:p>
          </table:table-cell>
          <table:table-cell table:style-name="ce40" office:value-type="string" calcext:value-type="string">
            <text:p>CIS Critical Security Control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 office:value-type="string" calcext:value-type="string">
            <text:p>V8</text:p>
          </table:table-cell>
          <table:table-cell table:style-name="ce48" office:value-type="string" calcext:value-type="string">
            <text:p>2021-05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CTRL</text:p>
          </table:table-cell>
          <table:table-cell table:style-name="ce40" office:value-type="string" calcext:value-type="string">
            <text:p><text:a xlink:href="https://www.cisecurity.org/controls" xlink:type="simple">https://www.cisecurity.org/controls</text:a></text:p>
          </table:table-cell>
          <table:table-cell table:style-name="ce40" office:value-type="string" calcext:value-type="string">
            <text:p><text:a xlink:href="https://learn.cisecurity.org/cis-controls-download" xlink:type="simple">https://learn.cisecurity.org/cis-controls-download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GRC_8STEPS</text:p>
          </table:table-cell>
          <table:table-cell table:style-name="ce40" office:value-type="string" calcext:value-type="string">
            <text:p>How to Construct a Sustainable GRC Program in 8 Step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 office:value-type="string" calcext:value-type="string">
            <text:p>2023-12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GL</text:p>
          </table:table-cell>
          <table:table-cell table:style-name="ce40" office:value-type="string" calcext:value-type="string">
            <text:p><text:a xlink:href="https://www.cisecurity.org/insights/white-papers/how-to-construct-a-sustainable-grc-program-in-8-steps" xlink:type="simple">https://www.cisecurity.org/insights/white-papers/how-to-construct-a-sustainable-grc-program-in-8-steps</text:a></text:p>
          </table:table-cell>
          <table:table-cell table:style-name="ce40" office:value-type="string" calcext:value-type="string">
            <text:p><text:a xlink:href="https://learn.cisecurity.org/construct-sustainable-grc-program" xlink:type="simple">https://learn.cisecurity.org/construct-sustainable-grc-program</text:a></text:p>
          </table:table-cell>
          <table:table-cell table:style-name="Default"/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MAPPING_AND_COMPL</text:p>
          </table:table-cell>
          <table:table-cell table:style-name="ce40" office:value-type="string" calcext:value-type="string">
            <text:p>Mapping and Compliance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/>
          <table:table-cell table:style-name="ce40" office:value-type="string" calcext:value-type="string">
            <text:p><text:a xlink:href="https://www.cisecurity.org/cybersecurity-tools/mapping-compliance" xlink:type="simple">https://www.cisecurity.org/cybersecurity-tools/mapping-complia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ALERTS</text:p>
          </table:table-cell>
          <table:table-cell table:style-name="ce40" office:value-type="string" calcext:value-type="string">
            <text:p>Cybersecurity Alerts &amp; Advisorie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EED</text:p>
          </table:table-cell>
          <table:table-cell table:style-name="ce40" office:value-type="string" calcext:value-type="string">
            <text:p><text:a xlink:href="https://www.cisa.gov/news-events/cybersecurity-advisories" xlink:type="simple">https://www.cisa.gov/news-events/cybersecurity-advisori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ENERGY_SSP</text:p>
          </table:table-cell>
          <table:table-cell table:style-name="ce40" office:value-type="string" calcext:value-type="string">
            <text:p>Energy Sector-Specific Plan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5" calcext:value-type="float">
            <text:p>2015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40" office:value-type="string" calcext:value-type="string">
            <text:p><text:a xlink:href="https://www.cisa.gov/topics/critical-infrastructure-security-and-resilience/critical-infrastructure-sectors/energy-sector" xlink:type="simple">https://www.cisa.gov/topics/critical-infrastructure-security-and-resilience/critical-infrastructure-sectors/energy-sector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publications/nipp-ssp-energy-2015-508.pdf" xlink:type="simple">https://www.cisa.gov/sites/default/files/publications/nipp-ssp-energy-2015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RESILIENCE</text:p>
          </table:table-cell>
          <table:table-cell table:style-name="ce40" office:value-type="string" calcext:value-type="string">
            <text:p>Critical Infrastructure Security and Resilienc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critical-infrastructure-security-and-resilience" xlink:type="simple">https://www.cisa.gov/topics/critical-infrastructure-security-and-resilie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FOA_TRIBAL</text:p>
          </table:table-cell>
          <table:table-cell table:style-name="ce40" office:value-type="string" calcext:value-type="string">
            <text:p>Tribal Cybersecurity Grant Program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3</text:p>
          </table:table-cell>
          <table:table-cell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OA</text:p>
          </table:table-cell>
          <table:table-cell table:style-name="ce40" office:value-type="string" calcext:value-type="string">
            <text:p><text:a xlink:href="https://www.cisa.gov/cybergrants/tcgp" xlink:type="simple">https://www.cisa.gov/cybergrants/tcgp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ICS</text:p>
          </table:table-cell>
          <table:table-cell table:style-name="ce40" office:value-type="string" calcext:value-type="string">
            <text:p>Industrial Control System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industrial-control-systems" xlink:type="simple">https://www.cisa.gov/topics/industrial-control-system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MSISAC</text:p>
          </table:table-cell>
          <table:table-cell table:style-name="ce40" office:value-type="string" calcext:value-type="string">
            <text:p>Multi-State Information Sharing and Analysis Center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SAC</text:p>
          </table:table-cell>
          <table:table-cell table:style-name="ce26" office:value-type="string" calcext:value-type="string">
            <text:p><text:a xlink:href="https://www.cisa.gov/resources-tools/services/multi-state-information-sharing-and-analysis-center" xlink:type="simple">https://www.cisa.gov/resources-tools/services/multi-state-information-sharing-and-analysis-center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IPP_2013</text:p>
          </table:table-cell>
          <table:table-cell table:style-name="ce40" office:value-type="string" calcext:value-type="string">
            <text:p>2013 National Infrastructure Protection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3" calcext:value-type="float">
            <text:p>201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resources/2013-national-infrastructure-protection-plan" xlink:type="simple">https://www.cisa.gov/resources-tools/resources/2013-national-infrastructure-protection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2-11/national-infrastructure-protection-plan-2013-508.pdf" xlink:type="simple">https://www.cisa.gov/sites/default/files/2022-11/national-infrastructure-protection-plan-2013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SA_CI-CD</text:p>
          </table:table-cell>
          <table:table-cell table:style-name="ce40" office:value-type="string" calcext:value-type="string">
            <text:p>Defending Continuous Integration/Continuous Delivery (CI/CD) Environment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6-28" calcext:value-type="date">
            <text:p>2023-06-2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I/CD</text:p>
          </table:table-cell>
          <table:table-cell table:style-name="ce40" office:value-type="string" calcext:value-type="string">
            <text:p><text:a xlink:href="https://www.cisa.gov/news-events/alerts/2023/06/28/cisa-and-nsa-release-joint-guidance-defending-continuous-integrationcontinuous-delivery-cicd" xlink:type="simple">https://www.cisa.gov/news-events/alerts/2023/06/28/cisa-and-nsa-release-joint-guidance-defending-continuous-integrationcontinuous-delivery-cicd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Jun/28/2003249466/-1/-1/0/CSI_DEFENDING_CI_CD_ENVIRONMENTS.PDF" xlink:type="simple">https://media.defense.gov/2023/Jun/28/2003249466/-1/-1/0/CSI_DEFENDING_CI_CD_ENVIRONMENTS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NSA_IAM</text:p>
          </table:table-cell>
          <table:table-cell table:style-name="ce40" office:value-type="string" calcext:value-type="string">
            <text:p>CISA and NSA Release Enduring Security Framework Guidance on Identity and Access Managemen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3-03-21" calcext:value-type="date">
            <text:p>2023-03-2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AM</text:p>
          </table:table-cell>
          <table:table-cell table:style-name="ce40" office:value-type="string" calcext:value-type="string">
            <text:p><text:a xlink:href="https://www.cisa.gov/news-events/alerts/2023/03/21/cisa-and-nsa-release-enduring-security-framework-guidance-identity-and-access-management" xlink:type="simple">https://www.cisa.gov/news-events/alerts/2023/03/21/cisa-and-nsa-release-enduring-security-framework-guidance-identity-and-access-management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Mar/21/2003183448/-1/-1/0/ESF%20IDENTITY%20AND%20ACCESS%20MANAGEMENT%20RECOMMENDED%20BEST%20PRACTICES%20FOR%20ADMINISTRATORS%20PP-23-0248_508C.PDF" xlink:type="simple">https://media.defense.gov/2023/Mar/21/2003183448/-1/-1/0/ESF%20IDENTITY%20AND%20ACCESS%20MANAGEMENT%20RECOMMENDED%20BEST%20PRACTICES%20FOR%20ADMINISTRATORS%20PP-23-0248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OT</text:p>
          </table:table-cell>
          <table:table-cell table:style-name="ce40" office:value-type="string" calcext:value-type="string">
            <text:p>Securing Open Source Software in Operational Technology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topics/partnerships-and-collaboration/joint-cyber-defense-collaborative/Securing-Open-Source-software-in-operational-technology" xlink:type="simple">https://www.cisa.gov/topics/partnerships-and-collaboration/joint-cyber-defense-collaborative/Securing-Open-Source-software-in-operational-technology</text:a></text:p>
          </table:table-cell>
          <table:table-cell table:style-name="Default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RM</text:p>
          </table:table-cell>
          <table:table-cell table:style-name="ce40" office:value-type="string" calcext:value-type="string">
            <text:p>CISA Open Source Software Security Roadmap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RM</text:p>
          </table:table-cell>
          <table:table-cell table:style-name="ce40" office:value-type="string" calcext:value-type="string">
            <text:p><text:a xlink:href="https://www.cisa.gov/resources-tools/resources/cisa-open-source-software-security-roadmap" xlink:type="simple">https://www.cisa.gov/resources-tools/resources/cisa-open-source-software-security-roadmap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4-02/CISA-Open-Source-Software-Security-Roadmap-508c.pdf" xlink:type="simple">https://www.cisa.gov/sites/default/files/2024-02/CISA-Open-Source-Software-Security-Roadmap-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SBD</text:p>
          </table:table-cell>
          <table:table-cell table:style-name="ce40" office:value-type="string" calcext:value-type="string">
            <text:p>Secure by Desig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securebydesign" xlink:type="simple">https://www.cisa.gov/securebydesign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SCUBA</text:p>
          </table:table-cell>
          <table:table-cell table:style-name="ce40" office:value-type="string" calcext:value-type="string">
            <text:p>Secure Cloud Business Applications (SCuBA) Projec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DRAFT</text:p>
          </table:table-cell>
          <table:table-cell table:style-name="ce46" office:value-type="string" calcext:value-type="string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services/secure-cloud-business-applications-scuba-project" xlink:type="simple">https://www.cisa.gov/resources-tools/services/secure-cloud-business-applications-scuba-project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3/csso-scuba-guidance_document-hybrid_identity_solutions_architecture-2023.03.22-final.pdf" xlink:type="simple">https://www.cisa.gov/sites/default/files/2023-03/csso-scuba-guidance_document-hybrid_identity_solutions_architecture-2023.03.22-final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TLP</text:p>
          </table:table-cell>
          <table:table-cell table:style-name="ce40" office:value-type="string" calcext:value-type="string">
            <text:p>Traffic Light Protocol (TLP) Definitions and Usag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2-08-22" calcext:value-type="date">
            <text:p>2022-08-2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TD</text:p>
          </table:table-cell>
          <table:table-cell table:style-name="ce60" office:value-type="string" calcext:value-type="string">
            <text:p><text:a xlink:href="https://www.cisa.gov/news-events/news/traffic-light-protocol-tlp-definitions-and-usage" xlink:type="simple">https://www.cisa.gov/news-events/news/traffic-light-protocol-tlp-definitions-and-usage</text:a></text:p>
          </table:table-cell>
          <table:table-cell table:style-name="ce40"/>
          <table:table-cell table:style-name="ce60" office:value-type="string" calcext:value-type="string">
            <text:p><text:a xlink:href="https://www.cisa.gov/sites/default/files/2023-02/tlp-2-0-user-guide_508c.pdf" xlink:type="simple">https://www.cisa.gov/sites/default/files/2023-02/tlp-2-0-user-guide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-CSP_FY2024-2026</text:p>
          </table:table-cell>
          <table:table-cell table:style-name="ce40" office:value-type="string" calcext:value-type="string">
            <text:p>CISA Cybersecurity Strategic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4-2026</text:p>
          </table:table-cell>
          <table:table-cell table:style-name="ce46" office:value-type="date" office:date-value="2023-04-23" calcext:value-type="date">
            <text:p>2023-04-2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cybersecurity-strategic-plan" xlink:type="simple">https://www.cisa.gov/cybersecurity-strategic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8/FY2024-2026_Cybersecurity_Strategic_Plan.pdf" xlink:type="simple">https://www.cisa.gov/sites/default/files/2023-08/FY2024-2026_Cybersecurity_Strategic_Plan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</text:p>
          </table:table-cell>
          <table:table-cell table:style-name="ce40" office:value-type="string" calcext:value-type="string">
            <text:p>Cybersecurity Maturity Model Certification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Model/" xlink:type="simple">https://dodcio.defense.gov/CMMC/Model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ModelOverview_V2.0_FINAL2_20211202_508.pdf" xlink:type="simple">https://dodcio.defense.gov/Portals/0/Documents/CMMC/ModelOverview_V2.0_FINAL2_20211202_50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dodcio.defense.gov/Portals/0/Documents/CMMC/CMMCModel_V2_Mapping.xlsx" xlink:type="simple">https://dodcio.defense.gov/Portals/0/Documents/CMMC/CMMCModel_V2_Mapping.xlsx</text:a></text:p>
          </table:table-cell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_L1</text:p>
          </table:table-cell>
          <table:table-cell table:style-name="ce40" office:value-type="string" calcext:value-type="string">
            <text:p>Cybersecurity Maturity Model Certification - Level 1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1_V2.0_FinalDraft_20211210_508.pdf" xlink:type="simple">https://dodcio.defense.gov/Portals/0/Documents/CMMC/AG_Level1_V2.0_FinalDraft_20211210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_L2</text:p>
          </table:table-cell>
          <table:table-cell table:style-name="ce40" office:value-type="string" calcext:value-type="string">
            <text:p>Cybersecurity Maturity Model Certification - Level 2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2_MasterV2.0_FINAL_202112016_508.pdf" xlink:type="simple">https://dodcio.defense.gov/Portals/0/Documents/CMMC/AG_Level2_MasterV2.0_FINAL_202112016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DEEPSOURCE_CHP</text:p>
          </table:table-cell>
          <table:table-cell table:style-name="ce40" office:value-type="string" calcext:value-type="string">
            <text:p>The Code Health Platform</text:p>
          </table:table-cell>
          <table:table-cell table:style-name="ce35" office:value-type="string" calcext:value-type="string">
            <text:p><text:a xlink:href="https://deepsource.com/" xlink:type="simple">DEEPSOURCE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deepsource.com/" xlink:type="simple">https://deepsource.com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DHS_CRIT-INF-INCDNT-RRT</text:p>
          </table:table-cell>
          <table:table-cell table:style-name="ce40" office:value-type="string" calcext:value-type="string">
            <text:p>DHS Issues Recommendations to Harmonize Cyber Incident Reporting for Critical Infrastructure Entities</text:p>
          </table:table-cell>
          <table:table-cell table:style-name="ce35" office:value-type="string" calcext:value-type="string">
            <text:p><text:a xlink:href="https://www.dhs.gov/" xlink:type="simple">DHS</text:a></text:p>
          </table:table-cell>
          <table:table-cell table:number-columns-repeated="2" table:style-name="ce46" office:value-type="date" office:date-value="2023-09-19" calcext:value-type="date">
            <text:p>2023-09-1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dhs.gov/news/2023/09/19/dhs-issues-recommendations-harmonize-cyber-incident-reporting-critical" xlink:type="simple">https://www.dhs.gov/news/2023/09/19/dhs-issues-recommendations-harmonize-cyber-incident-reporting-critica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DISA_SCAP_STIG</text:p>
          </table:table-cell>
          <table:table-cell table:style-name="ce40" office:value-type="string" calcext:value-type="string">
            <text:p>Security Content Automation Protocol (SCAP) Security Technical Implementation Guides (STIG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CAP,STIG</text:p>
          </table:table-cell>
          <table:table-cell table:style-name="ce40" office:value-type="string" calcext:value-type="string">
            <text:p><text:a xlink:href="https://public.cyber.mil/stigs/scap/" xlink:type="simple">https://public.cyber.mil/stigs/scap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ISA_SPRS</text:p>
          </table:table-cell>
          <table:table-cell table:style-name="ce40" office:value-type="string" calcext:value-type="string">
            <text:p>Supplier Performance Risk System (SPR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PRS</text:p>
          </table:table-cell>
          <table:table-cell table:style-name="ce40" office:value-type="string" calcext:value-type="string">
            <text:p><text:a xlink:href="https://www.sprs.csd.disa.mil/" xlink:type="simple">https://www.sprs.csd.disa.mil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OE_CESER</text:p>
          </table:table-cell>
          <table:table-cell table:style-name="ce40" office:value-type="string" calcext:value-type="string">
            <text:p>Office of Cybersecurity Energy Security and Emergency Response (CESER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energy.gov/ceser/office-cybersecurity-energy-security-and-emergency-response" xlink:type="simple">https://www.energy.gov/ceser/office-cybersecurity-energy-security-and-emergency-respons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EDUCAUSE_CYBERSEC</text:p>
          </table:table-cell>
          <table:table-cell table:style-name="ce40" office:value-type="string" calcext:value-type="string">
            <text:p>EDUCAUSE Cybersecurity Program</text:p>
          </table:table-cell>
          <table:table-cell table:style-name="ce35" office:value-type="string" calcext:value-type="string">
            <text:p><text:a xlink:href="https://net.educause.edu/" xlink:type="simple">EDUCAUSE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www.educause.edu/focus-areas-and-initiatives/policy-and-security/cybersecurity-program" xlink:type="simple">https://www.educause.edu/focus-areas-and-initiatives/policy-and-security/cybersecurity-program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BI_INFRAGARD</text:p>
          </table:table-cell>
          <table:table-cell table:style-name="ce40" office:value-type="string" calcext:value-type="string">
            <text:p>InfraGard</text:p>
          </table:table-cell>
          <table:table-cell table:style-name="ce35" office:value-type="string" calcext:value-type="string">
            <text:p><text:a xlink:href="https://www.fbi.gov/investigate" xlink:type="simple">FBI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infragard.org/" xlink:type="simple">https://www.infragard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EDRAMP_MARKETPLACE</text:p>
          </table:table-cell>
          <table:table-cell table:style-name="ce40" office:value-type="string" calcext:value-type="string">
            <text:p>FedRAMP Marketplace</text:p>
          </table:table-cell>
          <table:table-cell table:style-name="ce35" office:value-type="string" calcext:value-type="string">
            <text:p><text:a xlink:href="https://www.fedramp.gov/" xlink:type="simple">FEDRAMP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marketplace.fedramp.gov/products" xlink:type="simple">https://marketplace.fedramp.gov/product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ORTINET_OT_SECURITY</text:p>
          </table:table-cell>
          <table:table-cell table:style-name="ce40" office:value-type="string" calcext:value-type="string">
            <text:p>FortiNet OT Security Training</text:p>
          </table:table-cell>
          <table:table-cell table:style-name="ce35" office:value-type="string" calcext:value-type="string">
            <text:p><text:a xlink:href="https://www.fortinet.com/" xlink:type="simple">FORTINET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training.fortinet.com/course/index.php/Certification:FCSS_OT_Security" xlink:type="simple">https://training.fortinet.com/course/index.php/Certification:FCSS_OT_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NL_STIG_DEBIAN</text:p>
          </table:table-cell>
          <table:table-cell table:style-name="ce40" office:value-type="string" calcext:value-type="string">
            <text:p>Building STIG on Linux (Debian based)</text:p>
          </table:table-cell>
          <table:table-cell table:style-name="ce35" office:value-type="string" calcext:value-type="string">
            <text:p><text:a xlink:href="https://inl.gov/" xlink:type="simple">INL</text:a></text:p>
          </table:table-cell>
          <table:table-cell table:style-name="ce43" office:value-type="string" calcext:value-type="string">
            <text:p>5b1c35bf</text:p>
          </table:table-cell>
          <table:table-cell table:style-name="ce48" office:value-type="float" office:value="2021" calcext:value-type="float">
            <text:p>2021</text:p>
          </table:table-cell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STIG</text:p>
          </table:table-cell>
          <table:table-cell table:style-name="ce40" office:value-type="string" calcext:value-type="string">
            <text:p><text:a xlink:href="https://stig.readthedocs.io/en/latest/linux-debian.html" xlink:type="simple">https://stig.readthedocs.io/en/latest/linux-debian.htm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_3</text:p>
          </table:table-cell>
          <table:table-cell table:style-name="ce40" office:value-type="string" calcext:value-type="string">
            <text:p>FitSM:free and lightweight standards for IT Service Management (ITSM)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office:value-type="string" calcext:value-type="string">
            <text:p><text:a xlink:href="https://www.fitsm.eu/" xlink:type="simple">https://www.fitsm.eu/</text:a></text:p>
          </table:table-cell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0_3</text:p>
          </table:table-cell>
          <table:table-cell table:style-name="ce40" office:value-type="string" calcext:value-type="string">
            <text:p>FitSM-0: Overview and Vocabulary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48/?tmstv=1706694973" xlink:type="simple">https://www.fitsm.eu/download/748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1_3</text:p>
          </table:table-cell>
          <table:table-cell table:style-name="ce40" office:value-type="string" calcext:value-type="string">
            <text:p>FitSM-1: Requirement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54/?tmstv=1706694973" xlink:type="simple">https://www.fitsm.eu/download/754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2_3</text:p>
          </table:table-cell>
          <table:table-cell table:style-name="ce40" office:value-type="string" calcext:value-type="string">
            <text:p>FitSM-2: Process activities and implementation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901/?tmstv=1706694973" xlink:type="simple">https://www.fitsm.eu/download/901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3_3</text:p>
          </table:table-cell>
          <table:table-cell table:style-name="ce40" office:value-type="string" calcext:value-type="string">
            <text:p>FitSM-3: Role Mode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307/?tmstv=1706694973" xlink:type="simple">https://www.fitsm.eu/download/307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4_3</text:p>
          </table:table-cell>
          <table:table-cell table:style-name="ce40" office:value-type="string" calcext:value-type="string">
            <text:p>FitSM-4: Samples and Templat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5_3</text:p>
          </table:table-cell>
          <table:table-cell table:style-name="ce40" office:value-type="string" calcext:value-type="string">
            <text:p>FitSM-5: Guid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ITEMO_FITSM-6_3</text:p>
          </table:table-cell>
          <table:table-cell table:style-name="ce40" office:value-type="string" calcext:value-type="string">
            <text:p>FitSM-6: Maturity / Capabilities Assessment Too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5"/>
          <table:table-cell table:style-name="ce40" office:value-type="string" calcext:value-type="string">
            <text:p><text:a xlink:href="https://www.fitsm.eu/download/312/?tmstv=1706694973" xlink:type="simple">https://www.fitsm.eu/download/312/?tmstv=1706694973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LORA-AL_LW-SEC</text:p>
          </table:table-cell>
          <table:table-cell table:style-name="ce40" office:value-type="string" calcext:value-type="string">
            <text:p>LoRaWAN™ SECURITY A WHITE PAPER PREPARED FOR THE LoRa ALLIANCE™: FULL END–TO–END ENCRYPTION FOR IoT APPLICATION PROVIDERS</text:p>
          </table:table-cell>
          <table:table-cell table:style-name="ce35" office:value-type="string" calcext:value-type="string">
            <text:p><text:a xlink:href="https://lora-alliance.org/" xlink:type="simple">LORA-ALLIANCE</text:a></text:p>
          </table:table-cell>
          <table:table-cell table:number-columns-repeated="2" table:style-name="ce48" office:value-type="string" calcext:value-type="string">
            <text:p>2017-02</text:p>
          </table:table-cell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CA</text:p>
          </table:table-cell>
          <table:table-cell table:style-name="ce40" office:value-type="string" calcext:value-type="string">
            <text:p>National Cybersecurity Alliance</text:p>
          </table:table-cell>
          <table:table-cell table:style-name="ce35" office:value-type="string" calcext:value-type="string">
            <text:p><text:a xlink:href="https://staysafeonline.org/" xlink:type="simple">NCA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staysafeonline.org/" xlink:type="simple">https://staysafeonline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ERC_E-ISAC</text:p>
          </table:table-cell>
          <table:table-cell table:style-name="ce40" office:value-type="string" calcext:value-type="string">
            <text:p>E-ISAC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ISAC</text:p>
          </table:table-cell>
          <table:table-cell table:style-name="ce40" office:value-type="string" calcext:value-type="string">
            <text:p><text:a xlink:href="https://www.eisac.com/s/" xlink:type="simple">https://www.eisac.com/s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ERC_RS</text:p>
          </table:table-cell>
          <table:table-cell table:style-name="ce40" office:value-type="string" calcext:value-type="string">
            <text:p>US Reliability Standards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erc.com/pa/Stand/Pages/USRelStand.aspx" xlink:type="simple">https://www.nerc.com/pa/Stand/Pages/USRelStand.aspx</text:a></text:p>
          </table:table-cell>
          <table:table-cell table:style-name="ce55" office:value-type="string" calcext:value-type="string">
            <text:p><text:a xlink:href="https://www.nerc.com/pa/Stand/Pages/ReliabilityStandards.aspx" xlink:type="simple">https://www.nerc.com/pa/Stand/Pages/ReliabilityStandards.aspx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</text:p>
          </table:table-cell>
          <table:table-cell table:style-name="ce40" office:value-type="string" calcext:value-type="string">
            <text:p>NIST Artificial Intelligenc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artificial-intelligence" xlink:type="simple">https://www.nist.gov/artificial-intelligence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_RMF_1.0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1-26" calcext:value-type="date">
            <text:p>2023-01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_RMF_D2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DRAFT2</text:p>
          </table:table-cell>
          <table:table-cell table:style-name="ce46" office:value-type="date" office:date-value="2022-08-18" calcext:value-type="date">
            <text:p>2022-08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itl/ai-risk-management-framework" xlink:type="simple">https://www.nist.gov/itl/ai-risk-management-framework</text:a></text:p>
          </table:table-cell>
          <table:table-cell table:style-name="ce55"/>
          <table:table-cell table:style-name="ce55" office:value-type="string" calcext:value-type="string">
            <text:p><text:a xlink:href="https://www.nist.gov/system/files/documents/2022/08/18/AI_RMF_2nd_draft.pdf" xlink:type="simple">https://www.nist.gov/system/files/documents/2022/08/18/AI_RMF_2nd_draft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CSF_V1.1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1.1</text:p>
          </table:table-cell>
          <table:table-cell table:style-name="ce48" office:value-type="string" calcext:value-type="string">
            <text:p>201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CSWP/NIST.CSWP.04162018.pdf" xlink:type="simple">https://nvlpubs.nist.gov/nistpubs/CSWP/NIST.CSWP.0416201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www.nist.gov/document/2018-04-16frameworkv11core1xlsx" xlink:type="simple">https://www.nist.gov/document/2018-04-16frameworkv11core1xlsx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CSF_V2.0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2.0</text:p>
          </table:table-cell>
          <table:table-cell table:style-name="ce46" office:value-type="date" office:date-value="2024-02-26" calcext:value-type="date">
            <text:p>2024-02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Default"/>
          <table:table-cell table:style-name="ce55" office:value-type="string" calcext:value-type="string">
            <text:p><text:a xlink:href="https://nvlpubs.nist.gov/nistpubs/CSWP/NIST.CSWP.29.pdf" xlink:type="simple">https://nvlpubs.nist.gov/nistpubs/CSWP/NIST.CSWP.29.pdf</text:a></text:p>
          </table:table-cell>
          <table:table-cell table:style-name="ce40" table:number-columns-repeated="2"/>
          <table:table-cell table:style-name="ce5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FIPS_199</text:p>
          </table:table-cell>
          <table:table-cell table:style-name="ce40" office:value-type="string" calcext:value-type="string">
            <text:p>Standards for Security Categorization of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4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199/final" xlink:type="simple">https://csrc.nist.gov/pubs/fips/199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199.pdf" xlink:type="simple">https://nvlpubs.nist.gov/nistpubs/FIPS/NIST.FIPS.199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FIPS_200</text:p>
          </table:table-cell>
          <table:table-cell table:style-name="ce40" office:value-type="string" calcext:value-type="string">
            <text:p>Minimum Security Requirements for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6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200/final" xlink:type="simple">https://csrc.nist.gov/pubs/fips/20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200.pdf" xlink:type="simple">https://nvlpubs.nist.gov/nistpubs/FIPS/NIST.FIPS.20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IR_7628_R1</text:p>
          </table:table-cell>
          <table:table-cell table:style-name="ce40" office:value-type="string" calcext:value-type="string">
            <text:p>Guidelines for Smart Grid Cyber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GL</text:p>
          </table:table-cell>
          <table:table-cell table:style-name="ce55" office:value-type="string" calcext:value-type="string">
            <text:p><text:a xlink:href="https://csrc.nist.gov/pubs/ir/7628/r1/final" xlink:type="simple">https://csrc.nist.gov/pubs/ir/7628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ir/2014/NIST.IR.7628r1.pdf" xlink:type="simple">https://nvlpubs.nist.gov/nistpubs/ir/2014/NIST.IR.7628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OSCAL</text:p>
          </table:table-cell>
          <table:table-cell table:style-name="ce40" office:value-type="string" calcext:value-type="string">
            <text:p>OSCAL: the Open Security Controls Assessment Languag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23-11-08" calcext:value-type="date">
            <text:p>2023-11-08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pages.nist.gov/OSCAL/" xlink:type="simple">https://pages.nist.gov/OSCAL/</text:a></text:p>
          </table:table-cell>
          <table:table-cell table:style-name="ce55"/>
          <table:table-cell table:style-name="ce40" table:number-columns-repeated="4"/>
          <table:table-cell table:style-name="ce64" office:value-type="string" calcext:value-type="string">
            <text:p><text:a xlink:href="https://github.com/usnistgov/OSCAL/releases" xlink:type="simple">https://github.com/usnistgov/OSCAL/releases</text:a></text:p>
          </table:table-cell>
          <table:table-cell table:number-columns-repeated="16369"/>
        </table:table-row>
        <table:table-row table:style-name="ro6">
          <table:table-cell/>
          <table:table-cell table:style-name="ce6" office:value-type="string" calcext:value-type="string">
            <text:p>NIST_PUBS</text:p>
          </table:table-cell>
          <table:table-cell table:style-name="ce13" office:value-type="string" calcext:value-type="string">
            <text:p>NIST Publications</text:p>
          </table:table-cell>
          <table:table-cell table:style-name="ce13" office:value-type="string" calcext:value-type="string">
            <text:p><text:a xlink:href="https://www.nist.gov/" xlink:type="simple">NIST</text:a></text:p>
          </table:table-cell>
          <table:table-cell table:style-name="ce20"/>
          <table:table-cell table:style-name="ce24"/>
          <table:table-cell table:style-name="ce28" office:value-type="string" calcext:value-type="string">
            <text:p><text:a xlink:href="https://en.wikipedia.org/wiki/Public_domain" xlink:type="simple">PD</text:a></text:p>
          </table:table-cell>
          <table:table-cell table:style-name="ce20" office:value-type="string" calcext:value-type="string">
            <text:p>REF</text:p>
          </table:table-cell>
          <table:table-cell table:style-name="ce66" office:value-type="string" calcext:value-type="string">
            <text:p><text:a xlink:href="https://csrc.nist.gov/publications" xlink:type="simple">https://csrc.nist.gov/publications</text:a></text:p>
          </table:table-cell>
          <table:table-cell table:style-name="ce66"/>
          <table:table-cell table:style-name="ce13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GRIP</text:p>
          </table:table-cell>
          <table:table-cell table:style-name="ce40" office:value-type="string" calcext:value-type="string">
            <text:p>Smart Grid Interoperability Pan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2-06-18" calcext:value-type="date">
            <text:p>2012-06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programs-projects/smart-grid-national-coordination/smart-grid-interoperability-panel-sgip" xlink:type="simple">https://www.nist.gov/programs-projects/smart-grid-national-coordination/smart-grid-interoperability-panel-sgip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1800-5</text:p>
          </table:table-cell>
          <table:table-cell table:style-name="ce40" office:value-type="string" calcext:value-type="string">
            <text:p>IT Asset Management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18-09-01" calcext:value-type="date">
            <text:p>2018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TAM</text:p>
          </table:table-cell>
          <table:table-cell table:style-name="ce55" office:value-type="string" calcext:value-type="string">
            <text:p><text:a xlink:href="https://csrc.nist.gov/pubs/sp/1800/5/final" xlink:type="simple">https://csrc.nist.gov/pubs/sp/1800/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1800-5.pdf" xlink:type="simple">https://nvlpubs.nist.gov/nistpubs/SpecialPublications/NIST.SP.1800-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22</text:p>
          </table:table-cell>
          <table:table-cell table:style-name="ce40" office:value-type="string" calcext:value-type="string">
            <text:p>Guide to Protecting the Confidentiality of Personally Identifiable Information (PII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0-04-06" calcext:value-type="date">
            <text:p>2010-04-0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22/final" xlink:type="simple">https://csrc.nist.gov/pubs/sp/800/12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22.pdf" xlink:type="simple">https://nvlpubs.nist.gov/nistpubs/Legacy/SP/nistspecialpublication800-1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6</text:p>
          </table:table-cell>
          <table:table-cell table:style-name="ce40" office:value-type="string" calcext:value-type="string">
            <text:p>Information Technology Security Training Requirements: a Role- and Performance-Based Mod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1998-04-01" calcext:value-type="date">
            <text:p>199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6/final" xlink:type="simple">https://csrc.nist.gov/pubs/sp/800/16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6.pdf" xlink:type="simple">https://nvlpubs.nist.gov/nistpubs/Legacy/SP/nistspecialpublication800-1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1_R2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2/upd1/final" xlink:type="simple">https://csrc.nist.gov/pubs/sp/800/171/r2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2.pdf" xlink:type="simple">https://nvlpubs.nist.gov/nistpubs/SpecialPublications/NIST.SP.800-171r2.pdf</text:a></text:p>
          </table:table-cell>
          <table:table-cell table:style-name="ce55" office:value-type="string" calcext:value-type="string">
            <text:p><text:a xlink:href="https://csrc.nist.gov/files/pubs/sp/800/171/r2/upd1/final/docs/sp800-171r2-security-reqs.csv" xlink:type="simple">https://csrc.nist.gov/files/pubs/sp/800/171/r2/upd1/final/docs/sp800-171r2-security-reqs.csv</text:a></text:p>
          </table:table-cell>
          <table:table-cell table:style-name="ce40" table:number-columns-repeated="2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1_R3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3/ipd" xlink:type="simple">https://csrc.nist.gov/pubs/sp/800/171/r3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3.ipd.pdf" xlink:type="simple">https://nvlpubs.nist.gov/nistpubs/SpecialPublications/NIST.SP.800-171r3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2</text:p>
          </table:table-cell>
          <table:table-cell table:style-name="ce40" office:value-type="string" calcext:value-type="string">
            <text:p>Enhanced Security Requirements for Protecting Controlled Unclassified Information: A Supplement to NIST Special Publication 800-171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1-02-01" calcext:value-type="date">
            <text:p>2021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2/Final" xlink:type="simple">https://csrc.nist.gov/Pubs/sp/800/17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2.pdf" xlink:type="simple">https://nvlpubs.nist.gov/nistpubs/SpecialPublications/NIST.SP.800-172.pdf</text:a></text:p>
          </table:table-cell>
          <table:table-cell table:style-name="ce55" office:value-type="string" calcext:value-type="string">
            <text:p><text:a xlink:href="https://csrc.nist.gov/files/pubs/sp/800/172/final/docs/sp800-172-enhanced-security-reqs.csv" xlink:type="simple">https://csrc.nist.gov/files/pubs/sp/800/172/final/docs/sp800-172-enhanced-security-reqs.csv</text:a></text:p>
          </table:table-cell>
          <table:table-cell table:style-name="ce40"/>
          <table:table-cell table:style-name="ce55" office:value-type="string" calcext:value-type="string">
            <text:p><text:a xlink:href="https://csrc.nist.gov/files/pubs/sp/800/172/final/docs/sp800-172-enhanced-security-reqs.xlsx" xlink:type="simple">https://csrc.nist.gov/files/pubs/sp/800/172/final/docs/sp800-172-enhanced-security-reqs.xlsx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81_R1</text:p>
          </table:table-cell>
          <table:table-cell table:style-name="ce40" office:value-type="string" calcext:value-type="string">
            <text:p>Workforce Framework for Cybersecurity (NICE Framework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20-11-01" calcext:value-type="date">
            <text:p>2020-1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81/r1/final" xlink:type="simple">https://csrc.nist.gov/pubs/sp/800/181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81r1.pdf" xlink:type="simple">https://nvlpubs.nist.gov/nistpubs/SpecialPublications/NIST.SP.800-181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207</text:p>
          </table:table-cell>
          <table:table-cell table:style-name="ce40" office:value-type="string" calcext:value-type="string">
            <text:p>Zero Trust Architectur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0-08-01" calcext:value-type="date">
            <text:p>2020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07/final" xlink:type="simple">https://csrc.nist.gov/pubs/sp/800/207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07.pdf" xlink:type="simple">https://nvlpubs.nist.gov/nistpubs/SpecialPublications/NIST.SP.800-207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226</text:p>
          </table:table-cell>
          <table:table-cell table:style-name="ce40" office:value-type="string" calcext:value-type="string">
            <text:p>Guidelines for Evaluating Differential Privacy Guarantee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INITIAL_DRAFT</text:p>
          </table:table-cell>
          <table:table-cell table:style-name="ce46" office:value-type="date" office:date-value="2023-11-12" calcext:value-type="date">
            <text:p>2023-1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26/ipd" xlink:type="simple">https://csrc.nist.gov/pubs/sp/800/226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26.ipd.pdf" xlink:type="simple">https://nvlpubs.nist.gov/nistpubs/SpecialPublications/NIST.SP.800-226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0</text:p>
          </table:table-cell>
          <table:table-cell table:style-name="ce40" office:value-type="string" calcext:value-type="string">
            <text:p>Building an Information Technology Security Awareness and Training Program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03-10-01" calcext:value-type="date">
            <text:p>2003-1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0/final" xlink:type="simple">https://csrc.nist.gov/pubs/sp/800/5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50.pdf" xlink:type="simple">https://nvlpubs.nist.gov/nistpubs/Legacy/SP/nistspecialpublication800-5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3_R5</text:p>
            <text:p/>
          </table:table-cell>
          <table:table-cell table:style-name="ce40" office:value-type="string" calcext:value-type="string">
            <text:p>Security and Privacy Control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SpecialPublications/NIST.SP.800-53r5.pdf" xlink:type="simple">https://nvlpubs.nist.gov/nistpubs/SpecialPublications/NIST.SP.800-53r5.pdf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A_R5</text:p>
            <text:p/>
          </table:table-cell>
          <table:table-cell table:style-name="ce40" office:value-type="string" calcext:value-type="string">
            <text:p>Assessing Security and Privacy Controls in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a/r5/final" xlink:type="simple">https://csrc.nist.gov/pubs/sp/800/53/a/r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Ar5.pdf" xlink:type="simple">https://nvlpubs.nist.gov/nistpubs/SpecialPublications/NIST.SP.800-53Ar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B_R5</text:p>
            <text:p/>
          </table:table-cell>
          <table:table-cell table:style-name="ce40" office:value-type="string" calcext:value-type="string">
            <text:p>Control Baseline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b/upd1/final" xlink:type="simple">https://csrc.nist.gov/pubs/sp/800/53/b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B.pdf" xlink:type="simple">https://nvlpubs.nist.gov/nistpubs/SpecialPublications/NIST.SP.800-53B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61_R2</text:p>
          </table:table-cell>
          <table:table-cell table:style-name="ce40" office:value-type="string" calcext:value-type="string">
            <text:p>Computer Security Incident Handling Guid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61/r2/final" xlink:type="simple">https://csrc.nist.gov/pubs/sp/800/61/r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61r2.pdf" xlink:type="simple">https://nvlpubs.nist.gov/nistpubs/SpecialPublications/NIST.SP.800-61r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82_R3</text:p>
          </table:table-cell>
          <table:table-cell table:style-name="ce40" office:value-type="string" calcext:value-type="string">
            <text:p>Guide to Operational Technology (OT) 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 office:value-type="string" calcext:value-type="string">
            <text:p>2012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82/r3/final" xlink:type="simple">https://csrc.nist.gov/pubs/sp/800/82/r3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82r3.pdf" xlink:type="simple">https://nvlpubs.nist.gov/nistpubs/SpecialPublications/NIST.SP.800-82r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</text:p>
          </table:table-cell>
          <table:table-cell table:style-name="ce40" office:value-type="string" calcext:value-type="string">
            <text:p>Research Security at the National Science Foundation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new.nsf.gov/research-security" xlink:type="simple">https://new.nsf.gov/research-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_TRAINING</text:p>
          </table:table-cell>
          <table:table-cell table:style-name="ce40" office:value-type="string" calcext:value-type="string">
            <text:p>NSF research security training modules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number-columns-repeated="2" table:style-name="ce46" office:value-type="date" office:date-value="2023-01-30" calcext:value-type="date">
            <text:p>2023-01-3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new.nsf.gov/news/nsf-research-security-training-modules" xlink:type="simple">https://new.nsf.gov/news/nsf-research-security-training-modul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OCED_CPG_1.0</text:p>
          </table:table-cell>
          <table:table-cell table:style-name="ce40" office:value-type="string" calcext:value-type="string">
            <text:p>OCED Cybersecurity Plan Guidance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1.0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SANS_CAT_ROLE_BASED</text:p>
          </table:table-cell>
          <table:table-cell table:style-name="ce40" office:value-type="string" calcext:value-type="string">
            <text:p>Role-Based Technical Awareness Training</text:p>
          </table:table-cell>
          <table:table-cell table:style-name="ce35" office:value-type="string" calcext:value-type="string">
            <text:p><text:a xlink:href="https://www.sans.org/" xlink:type="simple">SAN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TRAINING</text:p>
          </table:table-cell>
          <table:table-cell table:style-name="ce26" office:value-type="string" calcext:value-type="string">
            <text:p><text:a xlink:href="https://www.sans.org/security-awareness-training/products/specialized-training/?msc=homepage-icons" xlink:type="simple">https://www.sans.org/security-awareness-training/products/specialized-training/?msc=homepage-icon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TRUSTED-CI_FW_V1.0</text:p>
          </table:table-cell>
          <table:table-cell table:style-name="ce40" office:value-type="string" calcext:value-type="string">
            <text:p>Trusted CI Framework</text:p>
          </table:table-cell>
          <table:table-cell table:style-name="ce35" office:value-type="string" calcext:value-type="string">
            <text:p><text:a xlink:href="https://www.trustedci.org/" xlink:type="simple">TRUSTED-CI</text:a></text:p>
          </table:table-cell>
          <table:table-cell table:style-name="ce43" office:value-type="string" calcext:value-type="string">
            <text:p>v1.0</text:p>
          </table:table-cell>
          <table:table-cell table:style-name="ce52"/>
          <table:table-cell table:style-name="ce55" office:value-type="string" calcext:value-type="string">
            <text:p><text:a xlink:href="https://creativecommons.org/licenses/by-nc/3.0/" xlink:type="simple">CC BY­NC 3.0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trustedci.org/framework/core" xlink:type="simple">https://www.trustedci.org/framework/core</text:a></text:p>
          </table:table-cell>
          <table:table-cell table:style-name="ce55"/>
          <table:table-cell table:style-name="ce55" office:value-type="string" calcext:value-type="string">
            <text:p><text:a xlink:href="https://zenodo.org/record/4562447/files/The%20Trusted%20CI%20Framework%20Implementation%20Guide%20v1.0.pdf?download=1" xlink:type="simple">https://zenodo.org/record/4562447/files/The%20Trusted%20CI%20Framework%20Implementation%20Guide%20v1.0.pdf?download=1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USEA_CAT</text:p>
          </table:table-cell>
          <table:table-cell table:style-name="ce40" office:value-type="string" calcext:value-type="string">
            <text:p>Cybersecurity and Digitalization Webinar Series</text:p>
          </table:table-cell>
          <table:table-cell table:style-name="ce35" office:value-type="string" calcext:value-type="string">
            <text:p><text:a xlink:href="https://usea.org/" xlink:type="simple">USEA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usea.org/eupp/cybersecurity-webinars" xlink:type="simple">https://usea.org/eupp/cybersecurity-webinar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CS_2023-03</text:p>
          </table:table-cell>
          <table:table-cell table:style-name="ce40" office:value-type="string" calcext:value-type="string">
            <text:p>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CS_MEMO_2023-03</text:p>
          </table:table-cell>
          <table:table-cell table:style-name="ce40" office:value-type="string" calcext:value-type="string">
            <text:p>FACT SHEET: Biden-⁠Harris Administration Announces 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55"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SPM-33</text:p>
          </table:table-cell>
          <table:table-cell table:style-name="ce40" office:value-type="string" calcext:value-type="string">
            <text:p>GUIDANCE FOR IMPLEMENTING NATIONAL SECURITY PRESIDENTIAL MEMORANDUM 33 (NSPM-33) ON NATIONAL SECURITY STRATEGY FOR UNITED STATES GOVERNMENT-SUPPORTED RESEARCH AND DEVELOPMENT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3" office:value-type="string" calcext:value-type="string">
            <text:p>2022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FNNN_CISA_CRITINF_CYBER_RPT</text:p>
          </table:table-cell>
          <table:table-cell table:style-name="ce40" office:value-type="string" calcext:value-type="string">
            <text:p>CISA’s cyber incident reporting rules will apply to 316K entities</text:p>
          </table:table-cell>
          <table:table-cell table:style-name="ce35" office:value-type="string" calcext:value-type="string">
            <text:p><text:a xlink:href="https://federalnewsnetwork.com/" xlink:type="simple">FNNN</text:a></text:p>
          </table:table-cell>
          <table:table-cell table:style-name="ce43"/>
          <table:table-cell table:style-name="ce46" office:value-type="date" office:date-value="2024-03-27" calcext:value-type="date">
            <text:p>2024-03-27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federalnewsnetwork.com/cybersecurity/2024/03/cisas-cyber-incident-reporting-rules-will-apply-to-316k-entities/" xlink:type="simple">https://federalnewsnetwork.com/cybersecurity/2024/03/cisas-cyber-incident-reporting-rules-will-apply-to-316k-entities/</text:a></text:p>
          </table:table-cell>
          <table:table-cell table:style-name="ce40"/>
          <table:table-cell table:style-name="ce40" office:value-type="string" calcext:value-type="string">
            <text:p><text:a xlink:href="https://public-inspection.federalregister.gov/2024-06526.pdf" xlink:type="simple">https://public-inspection.federalregister.gov/2024-0652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 table:number-rows-repeated="2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 table:style-name="Default"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7" table:number-rows-repeated="2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 table:number-rows-repeated="911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8" table:number-rows-repeated="1047571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'InfoSec Docs'.B4:'InfoSec Docs'.O16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-</number:text>
      <number:month number:style="long"/>
    </number:date-style>
    <number:date-style style:name="N161">
      <number:year number:style="long"/>
      <number:text>-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7T17:15:26.650047372</dc:date>
    <meta:editing-duration>PT3H26M22S</meta:editing-duration>
    <meta:editing-cycles>12</meta:editing-cycles>
    <meta:generator>LibreOffice/7.4.7.2$Linux_X86_64 LibreOffice_project/40$Build-2</meta:generator>
    <meta:document-statistic meta:table-count="1" meta:cell-count="628" meta:object-count="0"/>
  </office:meta>
</office:document-meta>
</file>